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a2a5" officeooo:paragraph-rsid="001fa2a5"/>
    </style:style>
    <style:style style:name="P2" style:family="paragraph" style:parent-style-name="Standard">
      <style:text-properties officeooo:rsid="00203885" officeooo:paragraph-rsid="00203885"/>
    </style:style>
    <style:style style:name="P3" style:family="paragraph" style:parent-style-name="Standard">
      <style:text-properties officeooo:rsid="0020efbe" officeooo:paragraph-rsid="0020efbe"/>
    </style:style>
    <style:style style:name="P4" style:family="paragraph" style:parent-style-name="Standard">
      <style:text-properties officeooo:rsid="0020efbe" officeooo:paragraph-rsid="0022a7d1"/>
    </style:style>
    <style:style style:name="P5" style:family="paragraph" style:parent-style-name="Standard">
      <style:text-properties officeooo:rsid="0022a7d1" officeooo:paragraph-rsid="0022a7d1"/>
    </style:style>
    <style:style style:name="P6" style:family="paragraph" style:parent-style-name="Standard">
      <style:text-properties officeooo:rsid="0023d72a" officeooo:paragraph-rsid="0023d72a"/>
    </style:style>
    <style:style style:name="P7" style:family="paragraph" style:parent-style-name="Standard">
      <style:text-properties officeooo:rsid="00291532" officeooo:paragraph-rsid="00291532"/>
    </style:style>
    <style:style style:name="P8" style:family="paragraph" style:parent-style-name="Standard">
      <style:text-properties officeooo:rsid="0025fee4" officeooo:paragraph-rsid="0025fee4"/>
    </style:style>
    <style:style style:name="P9" style:family="paragraph" style:parent-style-name="Standard">
      <style:text-properties officeooo:rsid="002aab51" officeooo:paragraph-rsid="002aab51"/>
    </style:style>
    <style:style style:name="T1" style:family="text">
      <style:text-properties officeooo:rsid="00203885"/>
    </style:style>
    <style:style style:name="T2" style:family="text">
      <style:text-properties officeooo:rsid="0020efbe"/>
    </style:style>
    <style:style style:name="T3" style:family="text">
      <style:text-properties officeooo:rsid="00211107"/>
    </style:style>
    <style:style style:name="T4" style:family="text">
      <style:text-properties officeooo:rsid="0023d72a"/>
    </style:style>
    <style:style style:name="T5" style:family="text">
      <style:text-properties officeooo:rsid="00246f8f"/>
    </style:style>
    <style:style style:name="T6" style:family="text">
      <style:text-properties officeooo:rsid="002ab7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так, что я буду делать: </text:p>
      <text:p text:style-name="P1">1 фаза: читать по одному айтему в день не более часа, остальное время переносить лит и перм заметки, искать связи, разбирать заметки с вопросами</text:p>
      <text:p text:style-name="P1">когда хвоста из неперенесенных заметок и невстроенных заметок не останется, можно будет читать больше</text:p>
      <text:p text:style-name="P1">к <text:span text:style-name="T1">31</text:span> июля – во всех смыслах дочитать статью про deliberate practice, H2tsm, посты Соареса про продуктивность, цепочку про физикализм, <text:span text:style-name="T1">roots of creativity and genius</text:span></text:p>
      <text:p text:style-name="P3">к 23:00 31 июля чтобы все эфы и литы были вписаны в пермы, и чтобы все пермы были встроены и имели связи</text:p>
      <text:p text:style-name="P4">что читаю по дням: dp, s1, woznyak, dp, s2, woznyak, h2tsm, s3, physic, s4, h2tsm, s5, physic, h2tsm, </text:p>
      <text:p text:style-name="P2">не читать ничего другого – если хочется читать, иди разбирайся с заметками, спи (если до обеда), гуляй или иди на онлайн-мероприятие</text:p>
      <text:p text:style-name="P2">ходи на все кофепоинты</text:p>
      <text:p text:style-name="P2">по утрам перед завтраком 20 минут медитация</text:p>
      <text:p text:style-name="P5">по вс не читаю ничего, только копаюсь в цк</text:p>
      <text:p text:style-name="P2"/>
      <text:p text:style-name="P2"/>
      <text:p text:style-name="P2">глубокую работу делать по помидоркам 25-10</text:p>
      <text:p text:style-name="P2"/>
      <text:p text:style-name="P2">полный запрет <text:span text:style-name="T2">вк, </text:span>медузы и ютуба, <text:span text:style-name="T5">экран компьютера всегда серый</text:span></text:p>
      <text:p text:style-name="P1"/>
      <text:p text:style-name="P1">к 31 августа во всех смыслах полностью прочитать слона, молох, you and your research, как стать гением, машины созидания</text:p>
      <text:p text:style-name="P3">после прочтения во всех смыслах Соареса, Возняка, Хэмминга, Альтшуллера сдела<text:span text:style-name="T3">т</text:span>ь доклад на lesswrong</text:p>
      <text:p text:style-name="P5">24-31 августа фулл-тайм планировать ближайшие 2 года в магистратуре</text:p>
      <text:p text:style-name="P3"/>
      <text:p text:style-name="P5">Премортем.</text:p>
      <text:p text:style-name="P5">1. Представим, что все провалилось. Насколько я удивлюсь? 0.3</text:p>
      <text:p text:style-name="P5">Я могу выгореть и потратить еще неделю на унывание и страдание. Как не выгорать? Например, работать вместе с людьми на коворкинге. В Кочерге или где-то там еще (focusmate)</text:p>
      <text:p text:style-name="P5">Правило: если сложно писать, срочно иди отдыхай.</text:p>
      <text:p text:style-name="P5">Как вознаграждать себя? Если вознаграждать, то будет легче. <text:span text:style-name="T4">В конце дня сделать ритуал, саммаризация того, что я сделал за день. То есть можно вести дневник. Можно вести журнал благодарности.</text:span></text:p>
      <text:p text:style-name="P6">Меньше выливать внимание в телегу – проверять 1 раз в день в фиксированное время.</text:p>
      <text:p text:style-name="P7">Найти и регулярно проходить тесты, оценивающие настроение.</text:p>
      <text:p text:style-name="P7">Завести канал в телеграме, в который писать:</text:p>
      <text:p text:style-name="P7">- что фактически происходило</text:p>
      <text:p text:style-name="P7">- что читал</text:p>
      <text:p text:style-name="P7">- каким вещам благодарен, каким людям, и представлять их отсутствие</text:p>
      <text:p text:style-name="P7">- что не нравится – какие проблемы</text:p>
      <text:p text:style-name="P6"/>
      <text:p text:style-name="P8">Заранее выбрать и скачать фильмы, которые я буду смотреть, если сильно устану</text:p>
      <text:p text:style-name="P8"/>
      <text:p text:style-name="P9">выбрать великих людей, биографии которых хочу читать</text:p>
      <text:p text:style-name="P9">- Дрекслер</text:p>
      <text:p text:style-name="P9">- Энгельбарт, <text:span text:style-name="T6">Тьюринг, Хэмминг, минский, вообще лауреаты премии Тьюринга</text:span></text:p>
      <text:p text:style-name="P9">- Резерфорд, <text:span text:style-name="T6">Эйнштейн, Ньютон</text:span></text:p>
      <text:p text:style-name="P9">- Дарвин</text:p>
      <text:p text:style-name="P9"><text:soft-page-break/>- Эдисо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9:46:24.399439163</meta:creation-date>
    <dc:date>2020-07-18T21:23:12.163149432</dc:date>
    <meta:editing-duration>PT3H37M4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366" meta:character-count="2330" meta:non-whitespace-character-count="1992"/>
  </office:meta>
</office:document-meta>
</file>